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in-height="1.894cm" loext:decorative="false"/>
      <style:paragraph-properties style:writing-mode="lr-tb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 loext:decorative="fals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in-height="2.288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Dot" svg:stroke-color="#000000" draw:marker-end="Arrow" draw:marker-end-width="0.3cm" svg:stroke-linecap="butt" draw:fill="none" draw:textarea-vertical-align="middl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solid" svg:stroke-color="#000000" draw:fill="none" draw:fill-color="#ffffff" draw:auto-grow-height="true" draw:auto-grow-width="false" fo:min-height="0.891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start="Arrowheads_20_1" draw:marker-start-width="0.3cm" draw:marker-end="Arrowheads_20_2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xml:id="id1" draw:id="id1" draw:layer="layout" svg:width="4.445cm" svg:height="1.75cm" svg:x="4.445cm" svg:y="6.505cm">
          <draw:text-box>
            <text:p text:style-name="P1">Manager</text:p>
            <text:p><text:span text:style-name="T1">- contractual incentives</text:span></text:p>
            <text:p><text:span text:style-name="T1">- reporting choice</text:span></text:p>
          </draw:text-box>
        </draw:frame>
        <draw:frame draw:style-name="gr2" draw:text-style-name="P3" xml:id="id2" draw:id="id2" draw:layer="layout" svg:width="5.715cm" svg:height="2.144cm" svg:x="10.795cm" svg:y="5.715cm">
          <draw:text-box>
            <text:p text:style-name="P1">Contract</text:p>
            <text:p><text:span text:style-name="T1">- formal/informal</text:span></text:p>
            <text:p><text:span text:style-name="T1">- cost and rewards</text:span></text:p>
            <text:p><text:span text:style-name="T1">- financial accounting information</text:span></text:p>
          </draw:text-box>
        </draw:frame>
        <draw:connector draw:style-name="gr3" draw:text-style-name="P4" draw:layer="layout" draw:type="line" svg:x1="8.89cm" svg:y1="7.38cm" svg:x2="10.795cm" svg:y2="6.787cm" draw:start-shape="id1" draw:start-glue-point="1" draw:end-shape="id2" draw:end-glue-point="3" svg:d="M8890 7380l1905-593" svg:viewBox="0 0 1906 594">
          <text:p/>
        </draw:connector>
        <draw:frame draw:style-name="gr1" draw:text-style-name="P3" xml:id="id3" draw:id="id3" draw:layer="layout" svg:width="5.08cm" svg:height="1.75cm" svg:x="19.685cm" svg:y="6.505cm">
          <draw:text-box>
            <text:p text:style-name="P1">Stakeholder</text:p>
            <text:p><text:span text:style-name="T1">- contractual incentives</text:span></text:p>
            <text:p><text:span text:style-name="T1">- information process costs</text:span></text:p>
          </draw:text-box>
        </draw:frame>
        <draw:connector draw:style-name="gr3" draw:text-style-name="P4" draw:layer="layout" draw:type="line" svg:x1="19.685cm" svg:y1="7.38cm" svg:x2="16.51cm" svg:y2="6.787cm" draw:start-shape="id3" draw:start-glue-point="3" draw:end-shape="id2" draw:end-glue-point="1" svg:d="M19685 7380l-3175-593" svg:viewBox="0 0 3176 594">
          <text:p/>
        </draw:connector>
        <draw:frame draw:style-name="gr4" draw:text-style-name="P3" xml:id="id4" draw:id="id4" draw:layer="layout" svg:width="7.62cm" svg:height="2.538cm" svg:x="10.16cm" svg:y="8.411cm">
          <draw:text-box>
            <text:p text:style-name="P1">Additional Information</text:p>
            <text:p><text:span text:style-name="T1">- peer reporting</text:span></text:p>
            <text:p><text:span text:style-name="T1">- business press</text:span></text:p>
            <text:p><text:span text:style-name="T1">- macroeconomic information</text:span></text:p>
            <text:p><text:span text:style-name="T1">- complementary/substitute/noise</text:span></text:p>
          </draw:text-box>
        </draw:frame>
        <draw:connector draw:style-name="gr5" draw:text-style-name="P4" draw:layer="layout" draw:type="line" svg:x1="10.16cm" svg:y1="9.68cm" svg:x2="6.667cm" svg:y2="8.255cm" draw:start-shape="id4" draw:start-glue-point="3" draw:end-shape="id1" draw:end-glue-point="2" svg:d="M10160 9680l-3493-1425" svg:viewBox="0 0 3494 1426">
          <text:p/>
        </draw:connector>
        <draw:connector draw:style-name="gr5" draw:text-style-name="P4" draw:layer="layout" draw:type="line" svg:x1="17.78cm" svg:y1="9.68cm" svg:x2="22.225cm" svg:y2="8.255cm" draw:start-shape="id4" draw:start-glue-point="1" draw:end-shape="id3" draw:end-glue-point="2" svg:d="M17780 9680l4445-1425" svg:viewBox="0 0 4446 1426">
          <text:p/>
        </draw:connecto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1" draw:text-style-name="P3" xml:id="id5" draw:id="id5" draw:layer="layout" svg:width="6.35cm" svg:height="1.75cm" svg:x="1.27cm" svg:y="5.235cm">
          <draw:text-box>
            <text:p text:style-name="P1">5) Employees</text:p>
            <text:p><text:span text:style-name="T1">- labor negotiation</text:span></text:p>
            <text:p><text:span text:style-name="T1">- current workers job search</text:span></text:p>
          </draw:text-box>
        </draw:frame>
        <draw:frame draw:style-name="gr1" draw:text-style-name="P3" xml:id="id7" draw:id="id7" draw:layer="layout" svg:width="6.35cm" svg:height="1.75cm" svg:x="1.27cm" svg:y="0.79cm">
          <draw:text-box>
            <text:p text:style-name="P1">2) Executives</text:p>
            <text:p><text:span text:style-name="T1">- compensation</text:span></text:p>
            <text:p><text:span text:style-name="T1">- turnover</text:span></text:p>
          </draw:text-box>
        </draw:frame>
        <draw:frame draw:style-name="gr1" draw:text-style-name="P3" xml:id="id8" draw:id="id8" draw:layer="layout" svg:width="6.35cm" svg:height="1.75cm" svg:x="15.24cm" svg:y="0.79cm">
          <draw:text-box>
            <text:p text:style-name="P1">4) Debt holders</text:p>
            <text:p><text:span text:style-name="T1">- covenants</text:span></text:p>
            <text:p><text:span text:style-name="T1">- performance-pricing provisions</text:span></text:p>
          </draw:text-box>
        </draw:frame>
        <draw:frame draw:style-name="gr1" draw:text-style-name="P3" xml:id="id9" draw:id="id9" draw:layer="layout" svg:width="6.35cm" svg:height="1.75cm" svg:x="15.24cm" svg:y="5.235cm">
          <draw:text-box>
            <text:p text:style-name="P1">6) Government</text:p>
            <text:p><text:span text:style-name="T1">- corporate tax</text:span></text:p>
            <text:p><text:span text:style-name="T1">- regulatory threat</text:span></text:p>
          </draw:text-box>
        </draw:frame>
        <draw:frame draw:style-name="gr1" draw:text-style-name="P3" xml:id="id10" draw:id="id10" draw:layer="layout" svg:width="6.35cm" svg:height="1.75cm" svg:x="8.255cm" svg:y="0.79cm">
          <draw:text-box>
            <text:p text:style-name="P1">3) Shareholders</text:p>
            <text:p><text:span text:style-name="T1">- proxy battles</text:span></text:p>
            <text:p><text:span text:style-name="T1">- litigation</text:span></text:p>
          </draw:text-box>
        </draw:frame>
        <draw:frame draw:style-name="gr7" draw:text-style-name="P2" xml:id="id6" draw:id="id6" draw:layer="layout" svg:width="2.395cm" svg:height="1.141cm" svg:x="10.305cm" svg:y="4.445cm">
          <draw:text-box>
            <text:p text:style-name="P1">Firm</text:p>
          </draw:text-box>
        </draw:frame>
        <draw:connector draw:style-name="gr8" draw:text-style-name="P4" draw:layer="layout" draw:type="line" svg:x1="7.62cm" svg:y1="6.11cm" svg:x2="11.502cm" svg:y2="5.586cm" draw:start-shape="id5" draw:start-glue-point="1" draw:end-shape="id6" draw:end-glue-point="2" svg:d="M7620 6110l3882-524" svg:viewBox="0 0 3883 525">
          <text:p/>
        </draw:connector>
        <draw:connector draw:style-name="gr9" draw:text-style-name="P4" draw:layer="layout" draw:type="line" svg:x1="10.305cm" svg:y1="5.015cm" svg:x2="4.445cm" svg:y2="2.54cm" draw:start-shape="id6" draw:end-shape="id7" draw:end-glue-point="2" svg:d="M10305 5015l-5860-2475" svg:viewBox="0 0 5861 2476">
          <text:p/>
        </draw:connector>
        <draw:connector draw:style-name="gr9" draw:text-style-name="P4" draw:layer="layout" draw:type="line" svg:x1="12.7cm" svg:y1="5.015cm" svg:x2="18.415cm" svg:y2="2.54cm" draw:start-shape="id6" draw:start-glue-point="1" draw:end-shape="id8" draw:end-glue-point="2" svg:d="M12700 5015l5715-2475" svg:viewBox="0 0 5716 2476">
          <text:p/>
        </draw:connector>
        <draw:connector draw:style-name="gr9" draw:text-style-name="P4" draw:layer="layout" draw:type="line" svg:x1="15.24cm" svg:y1="6.11cm" svg:x2="11.502cm" svg:y2="5.586cm" draw:start-shape="id9" draw:start-glue-point="3" draw:end-shape="id6" draw:end-glue-point="2" svg:d="M15240 6110l-3738-524" svg:viewBox="0 0 3739 525">
          <text:p/>
        </draw:connector>
        <draw:connector draw:style-name="gr9" draw:text-style-name="P4" draw:layer="layout" draw:type="line" svg:x1="11.43cm" svg:y1="2.54cm" svg:x2="11.502cm" svg:y2="4.445cm" draw:start-shape="id10" draw:start-glue-point="2" draw:end-shape="id6" draw:end-glue-point="0" svg:d="M11430 2540l72 1905" svg:viewBox="0 0 73 1906">
          <text:p/>
        </draw:connecto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5T16:10:20.987493349</meta:creation-date>
    <dc:date>2024-02-26T09:23:52.915000000</dc:date>
    <meta:editing-duration>PT2H4M58S</meta:editing-duration>
    <meta:editing-cycles>9</meta:editing-cycles>
    <meta:generator>LibreOffice/7.6.2.1$Windows_X86_64 LibreOffice_project/56f7684011345957bbf33a7ee678afaf4d2ba333</meta:generator>
    <dc:creator>Marcelo Ortiz M</dc:creator>
    <meta:document-statistic meta:object-count="44"/>
  </office:meta>
</office:document-meta>
</file>